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8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3.4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1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ferred Source</text:p>
          </table:table-cell>
          <table:table-cell table:style-name="ce1" office:value-type="string">
            <text:p>Preferred Manufacturer</text:p>
          </table:table-cell>
          <table:table-cell table:style-name="ce1" office:value-type="string">
            <text:p>Preferred Source PN</text:p>
          </table:table-cell>
          <table:table-cell table:style-name="ce1" office:value-type="string">
            <text:p>Preferred Manuf PN</text:p>
          </table:table-cell>
          <table:table-cell table:style-name="ce1" office:value-type="string">
            <text:p>Must use preferred?</text:p>
          </table:table-cell>
          <table:table-cell table:style-name="ce1" office:value-type="string">
            <text:p>Only for option</text:p>
          </table:table-cell>
          <table:table-cell table:style-name="ce2" office:value-type="string">
            <text:p>USD Cost qty.</text:p>
          </table:table-cell>
          <table:table-cell table:style-name="ce1" office:value-type="string">
            <text:p>Notes on sourcing</text:p>
          </table:table-cell>
          <table:table-cell table:style-name="ce1" table:number-columns-repeated="1013"/>
        </table:table-row>
        <table:table-row table:style-name="ro3">
          <table:table-cell office:value-type="string">
            <text:p>C</text:p>
          </table:table-cell>
          <table:table-cell office:value-type="string">
            <text:p>C8</text:p>
          </table:table-cell>
          <table:table-cell office:value-type="string">
            <text:p>1n 1kV 1206 MLCC</text:p>
          </table:table-cell>
          <table:table-cell office:value-type="string">
            <text:p>Digi-Key</text:p>
          </table:table-cell>
          <table:table-cell office:value-type="string">
            <text:p>Johanson</text:p>
          </table:table-cell>
          <table:table-cell office:value-type="string">
            <text:p>709-1029-1-ND</text:p>
          </table:table-cell>
          <table:table-cell office:value-type="string">
            <text:p>102R18W102KV4E</text:p>
          </table:table-cell>
          <table:table-cell table:number-columns-repeated="2"/>
          <table:table-cell office:value-type="currency" office:currency="USD" office:value="0.02">
            <text:p>$0.020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3</text:p>
          </table:table-cell>
          <table:table-cell office:value-type="string">
            <text:p>3n3 16V 0805 MLCC</text:p>
          </table:table-cell>
          <table:table-cell office:value-type="string">
            <text:p>Digi-Key</text:p>
          </table:table-cell>
          <table:table-cell office:value-type="string">
            <text:p>Kemet</text:p>
          </table:table-cell>
          <table:table-cell office:value-type="string">
            <text:p>399-1153-1-ND</text:p>
          </table:table-cell>
          <table:table-cell office:value-type="string">
            <text:p>C0805C332K5RACTU</text:p>
          </table:table-cell>
          <table:table-cell table:number-columns-repeated="2"/>
          <table:table-cell office:value-type="currency" office:currency="USD" office:value="0.05">
            <text:p>$0.050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4</text:p>
          </table:table-cell>
          <table:table-cell office:value-type="string">
            <text:p>4u7 10V 1206 MLCC</text:p>
          </table:table-cell>
          <table:table-cell office:value-type="string">
            <text:p>Digi-Key</text:p>
          </table:table-cell>
          <table:table-cell office:value-type="string">
            <text:p>Samsung</text:p>
          </table:table-cell>
          <table:table-cell office:value-type="string">
            <text:p>1276-1191-1-ND</text:p>
          </table:table-cell>
          <table:table-cell office:value-type="string">
            <text:p>CL31F475ZOFNNNE</text:p>
          </table:table-cell>
          <table:table-cell table:number-columns-repeated="2"/>
          <table:table-cell office:value-type="currency" office:currency="USD" office:value="0.0806">
            <text:p>$0.081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5</text:p>
          </table:table-cell>
          <table:table-cell office:value-type="string">
            <text:p>4u7 10V 1206 MLCC</text:p>
          </table:table-cell>
          <table:table-cell office:value-type="string">
            <text:p>Digi-Key</text:p>
          </table:table-cell>
          <table:table-cell office:value-type="string">
            <text:p>Samsung</text:p>
          </table:table-cell>
          <table:table-cell office:value-type="string">
            <text:p>1276-1191-1-ND</text:p>
          </table:table-cell>
          <table:table-cell office:value-type="string">
            <text:p>CL31F475ZOFNNNE</text:p>
          </table:table-cell>
          <table:table-cell table:number-columns-repeated="2"/>
          <table:table-cell office:value-type="currency" office:currency="USD" office:value="0.0806">
            <text:p>$0.081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7</text:p>
          </table:table-cell>
          <table:table-cell office:value-type="string">
            <text:p>4u7 10V 1206 MLCC</text:p>
          </table:table-cell>
          <table:table-cell office:value-type="string">
            <text:p>Digi-Key</text:p>
          </table:table-cell>
          <table:table-cell office:value-type="string">
            <text:p>Samsung</text:p>
          </table:table-cell>
          <table:table-cell office:value-type="string">
            <text:p>1276-1191-1-ND</text:p>
          </table:table-cell>
          <table:table-cell office:value-type="string">
            <text:p>CL31F475ZOFNNNE</text:p>
          </table:table-cell>
          <table:table-cell table:number-columns-repeated="2"/>
          <table:table-cell office:value-type="currency" office:currency="USD" office:value="0.0806">
            <text:p>$0.081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string">
            <text:p>47u 63V Al cap</text:p>
          </table:table-cell>
          <table:table-cell office:value-type="string">
            <text:p>Digi-Key</text:p>
          </table:table-cell>
          <table:table-cell office:value-type="string">
            <text:p>United Chemi-Con</text:p>
          </table:table-cell>
          <table:table-cell office:value-type="string">
            <text:p>565-1350-ND</text:p>
          </table:table-cell>
          <table:table-cell office:value-type="string">
            <text:p>EKMG630ELL470MF11D</text:p>
          </table:table-cell>
          <table:table-cell table:number-columns-repeated="2"/>
          <table:table-cell office:value-type="currency" office:currency="USD" office:value="0.215">
            <text:p>$0.215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6</text:p>
          </table:table-cell>
          <table:table-cell office:value-type="string">
            <text:p>47u 63V Al cap</text:p>
          </table:table-cell>
          <table:table-cell office:value-type="string">
            <text:p>Digi-Key</text:p>
          </table:table-cell>
          <table:table-cell office:value-type="string">
            <text:p>United Chemi-Con</text:p>
          </table:table-cell>
          <table:table-cell office:value-type="string">
            <text:p>565-1350-ND</text:p>
          </table:table-cell>
          <table:table-cell office:value-type="string">
            <text:p>EKMG630ELL470MF11D</text:p>
          </table:table-cell>
          <table:table-cell table:number-columns-repeated="2"/>
          <table:table-cell office:value-type="currency" office:currency="USD" office:value="0.215">
            <text:p>$0.215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(FP)</text:p>
          </table:table-cell>
          <table:table-cell office:value-type="string">
            <text:p>100nF 250V film cap</text:p>
          </table:table-cell>
          <table:table-cell office:value-type="string">
            <text:p>Digi-Key</text:p>
          </table:table-cell>
          <table:table-cell office:value-type="string">
            <text:p>Panasonic</text:p>
          </table:table-cell>
          <table:table-cell office:value-type="string">
            <text:p>EF2104-ND</text:p>
          </table:table-cell>
          <table:table-cell office:value-type="string">
            <text:p>ECQ-E2104KF</text:p>
          </table:table-cell>
          <table:table-cell table:number-columns-repeated="2"/>
          <table:table-cell office:value-type="currency" office:currency="USD" office:value="0.239">
            <text:p>$0.239</text:p>
          </table:table-cell>
          <table:table-cell table:number-columns-repeated="1014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1000u 63V Al cap</text:p>
          </table:table-cell>
          <table:table-cell office:value-type="string">
            <text:p>Digi-Key</text:p>
          </table:table-cell>
          <table:table-cell office:value-type="string">
            <text:p>Nichicon</text:p>
          </table:table-cell>
          <table:table-cell office:value-type="string">
            <text:p>493-1359-ND</text:p>
          </table:table-cell>
          <table:table-cell office:value-type="string">
            <text:p>UVZ1J102MHD</text:p>
          </table:table-cell>
          <table:table-cell table:number-columns-repeated="2"/>
          <table:table-cell office:value-type="currency" office:currency="USD" office:value="0.895">
            <text:p>$0.895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2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3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4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5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6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7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8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11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12</text:p>
          </table:table-cell>
          <table:table-cell office:value-type="string">
            <text:p>1A 200V rectifie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S1D-FDICT-ND</text:p>
          </table:table-cell>
          <table:table-cell office:value-type="string">
            <text:p>S1D-13-F</text:p>
          </table:table-cell>
          <table:table-cell table:number-columns-repeated="2"/>
          <table:table-cell office:value-type="currency" office:currency="USD" office:value="0.0618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9</text:p>
          </table:table-cell>
          <table:table-cell office:value-type="string">
            <text:p>Signal diode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MMBD914-FDICT-ND</text:p>
          </table:table-cell>
          <table:table-cell office:value-type="string">
            <text:p>MMBD914-7-F</text:p>
          </table:table-cell>
          <table:table-cell table:number-columns-repeated="2"/>
          <table:table-cell office:value-type="currency" office:currency="USD" office:value="0.113">
            <text:p>$0.113</text:p>
          </table:table-cell>
          <table:table-cell table:number-columns-repeated="1014"/>
        </table:table-row>
        <table:table-row table:style-name="ro3">
          <table:table-cell office:value-type="string">
            <text:p>D</text:p>
          </table:table-cell>
          <table:table-cell office:value-type="string">
            <text:p>D10</text:p>
          </table:table-cell>
          <table:table-cell office:value-type="string">
            <text:p>Signal diode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MMBD914-FDICT-ND</text:p>
          </table:table-cell>
          <table:table-cell office:value-type="string">
            <text:p>MMBD914-7-F</text:p>
          </table:table-cell>
          <table:table-cell table:number-columns-repeated="2"/>
          <table:table-cell office:value-type="currency" office:currency="USD" office:value="0.113">
            <text:p>$0.113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4</text:p>
          </table:table-cell>
          <table:table-cell office:value-type="string">
            <text:p>1W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79-1-ND</text:p>
          </table:table-cell>
          <table:table-cell office:value-type="string">
            <text:p>PZT2222A,115</text:p>
          </table:table-cell>
          <table:table-cell table:number-columns-repeated="2"/>
          <table:table-cell office:value-type="currency" office:currency="USD" office:value="0.336">
            <text:p>$0.336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2</text:p>
          </table:table-cell>
          <table:table-cell office:value-type="string">
            <text:p>1W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79-1-ND</text:p>
          </table:table-cell>
          <table:table-cell office:value-type="string">
            <text:p>PZT2222A,115</text:p>
          </table:table-cell>
          <table:table-cell table:number-columns-repeated="2"/>
          <table:table-cell office:value-type="currency" office:currency="USD" office:value="0.336">
            <text:p>$0.336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3</text:p>
          </table:table-cell>
          <table:table-cell office:value-type="string">
            <text:p>40V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510-1-ND</text:p>
          </table:table-cell>
          <table:table-cell office:value-type="string">
            <text:p>MMBT3904,215</text:p>
          </table:table-cell>
          <table:table-cell table:number-columns-repeated="2"/>
          <table:table-cell office:value-type="currency" office:currency="USD" office:value="0.062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9</text:p>
          </table:table-cell>
          <table:table-cell office:value-type="string">
            <text:p>40V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510-1-ND</text:p>
          </table:table-cell>
          <table:table-cell office:value-type="string">
            <text:p>MMBT3904,215</text:p>
          </table:table-cell>
          <table:table-cell table:number-columns-repeated="2"/>
          <table:table-cell office:value-type="currency" office:currency="USD" office:value="0.062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1</text:p>
          </table:table-cell>
          <table:table-cell office:value-type="string">
            <text:p>40V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510-1-ND</text:p>
          </table:table-cell>
          <table:table-cell office:value-type="string">
            <text:p>MMBT3904,215</text:p>
          </table:table-cell>
          <table:table-cell table:number-columns-repeated="2"/>
          <table:table-cell office:value-type="currency" office:currency="USD" office:value="0.062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3</text:p>
          </table:table-cell>
          <table:table-cell office:value-type="string">
            <text:p>40V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510-1-ND</text:p>
          </table:table-cell>
          <table:table-cell office:value-type="string">
            <text:p>MMBT3904,215</text:p>
          </table:table-cell>
          <table:table-cell table:number-columns-repeated="2"/>
          <table:table-cell office:value-type="currency" office:currency="USD" office:value="0.062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9</text:p>
          </table:table-cell>
          <table:table-cell office:value-type="string">
            <text:p>40V NPN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510-1-ND</text:p>
          </table:table-cell>
          <table:table-cell office:value-type="string">
            <text:p>MMBT3904,215</text:p>
          </table:table-cell>
          <table:table-cell table:number-columns-repeated="2"/>
          <table:table-cell office:value-type="currency" office:currency="USD" office:value="0.062">
            <text:p>$0.062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2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6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7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0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6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7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8</text:p>
          </table:table-cell>
          <table:table-cell office:value-type="string">
            <text:p>60V PNP transistor</text:p>
          </table:table-cell>
          <table:table-cell office:value-type="string">
            <text:p>Digi-Key</text:p>
          </table:table-cell>
          <table:table-cell office:value-type="string">
            <text:p>NXP</text:p>
          </table:table-cell>
          <table:table-cell office:value-type="string">
            <text:p>568-4869-1-ND</text:p>
          </table:table-cell>
          <table:table-cell office:value-type="string">
            <text:p>BC856A,215</text:p>
          </table:table-cell>
          <table:table-cell table:number-columns-repeated="2"/>
          <table:table-cell office:value-type="currency" office:currency="USD" office:value="0.0788">
            <text:p>$0.079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5</text:p>
          </table:table-cell>
          <table:table-cell office:value-type="string">
            <text:p>NPN matched pai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DMMT3904W-FDICT-ND</text:p>
          </table:table-cell>
          <table:table-cell office:value-type="string">
            <text:p>DMMT3904W-7-F</text:p>
          </table:table-cell>
          <table:table-cell table:number-columns-repeated="2"/>
          <table:table-cell office:value-type="currency" office:currency="USD" office:value="0.266">
            <text:p>$0.266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8</text:p>
          </table:table-cell>
          <table:table-cell office:value-type="string">
            <text:p>NPN matched pai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DMMT3904W-FDICT-ND</text:p>
          </table:table-cell>
          <table:table-cell office:value-type="string">
            <text:p>DMMT3904W-7-F</text:p>
          </table:table-cell>
          <table:table-cell table:number-columns-repeated="2"/>
          <table:table-cell office:value-type="currency" office:currency="USD" office:value="0.266">
            <text:p>$0.266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5</text:p>
          </table:table-cell>
          <table:table-cell office:value-type="string">
            <text:p>NPN matched pair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DMMT3904W-FDICT-ND</text:p>
          </table:table-cell>
          <table:table-cell office:value-type="string">
            <text:p>DMMT3904W-7-F</text:p>
          </table:table-cell>
          <table:table-cell table:number-columns-repeated="2"/>
          <table:table-cell office:value-type="currency" office:currency="USD" office:value="0.266">
            <text:p>$0.266</text:p>
          </table:table-cell>
          <table:table-cell table:number-columns-repeated="1014"/>
        </table:table-row>
        <table:table-row table:style-name="ro3">
          <table:table-cell office:value-type="string">
            <text:p>Q</text:p>
          </table:table-cell>
          <table:table-cell office:value-type="string">
            <text:p>Q14</text:p>
          </table:table-cell>
          <table:table-cell office:value-type="string">
            <text:p>PNP Darlington + diode</text:p>
          </table:table-cell>
          <table:table-cell office:value-type="string">
            <text:p>Digi-Key</text:p>
          </table:table-cell>
          <table:table-cell office:value-type="string">
            <text:p>Fairchild</text:p>
          </table:table-cell>
          <table:table-cell office:value-type="string">
            <text:p>TIP105TU-ND</text:p>
          </table:table-cell>
          <table:table-cell office:value-type="string">
            <text:p>TIP105TU</text:p>
          </table:table-cell>
          <table:table-cell table:number-columns-repeated="2"/>
          <table:table-cell office:value-type="currency" office:currency="USD" office:value="0.718">
            <text:p>$0.718</text:p>
          </table:table-cell>
          <table:table-cell table:number-columns-repeated="1014"/>
        </table:table-row>
        <table:table-row table:style-name="ro5">
          <table:table-cell office:value-type="string">
            <text:p>R</text:p>
          </table:table-cell>
          <table:table-cell office:value-type="string">
            <text:p>R32-H,-LL</text:p>
          </table:table-cell>
          <table:table-cell office:value-type="string">
            <text:p>1 1210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5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6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7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8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9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0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7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8</text:p>
          </table:table-cell>
          <table:table-cell office:value-type="string">
            <text:p>1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</text:p>
          </table:table-cell>
          <table:table-cell office:value-type="string">
            <text:p>1k8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0</text:p>
          </table:table-cell>
          <table:table-cell office:value-type="string">
            <text:p>1Meg 1206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7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4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0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1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1</text:p>
          </table:table-cell>
          <table:table-cell office:value-type="string">
            <text:p>1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9-L,-LL</text:p>
          </table:table-cell>
          <table:table-cell office:value-type="string">
            <text:p>15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6</text:p>
          </table:table-cell>
          <table:table-cell office:value-type="string">
            <text:p>18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3</text:p>
          </table:table-cell>
          <table:table-cell office:value-type="string">
            <text:p>22k 0.5%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4</text:p>
          </table:table-cell>
          <table:table-cell office:value-type="string">
            <text:p>22k 0.5%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5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1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2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1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2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6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3</text:p>
          </table:table-cell>
          <table:table-cell office:value-type="string">
            <text:p>22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9-H</text:p>
          </table:table-cell>
          <table:table-cell office:value-type="string">
            <text:p>27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</text:p>
          </table:table-cell>
          <table:table-cell office:value-type="string">
            <text:p>33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3</text:p>
          </table:table-cell>
          <table:table-cell office:value-type="string">
            <text:p>33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9</text:p>
          </table:table-cell>
          <table:table-cell office:value-type="string">
            <text:p>33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8-L</text:p>
          </table:table-cell>
          <table:table-cell office:value-type="string">
            <text:p>68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6</text:p>
          </table:table-cell>
          <table:table-cell office:value-type="string">
            <text:p>10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7</text:p>
          </table:table-cell>
          <table:table-cell office:value-type="string">
            <text:p>10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</text:p>
          </table:table-cell>
          <table:table-cell office:value-type="string">
            <text:p>10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10</text:p>
          </table:table-cell>
          <table:table-cell office:value-type="string">
            <text:p>10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25</text:p>
          </table:table-cell>
          <table:table-cell office:value-type="string">
            <text:p>10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2</text:p>
          </table:table-cell>
          <table:table-cell office:value-type="string">
            <text:p>100k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4</text:p>
          </table:table-cell>
          <table:table-cell office:value-type="string">
            <text:p>120k 0.5%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5</text:p>
          </table:table-cell>
          <table:table-cell office:value-type="string">
            <text:p>120k 0.5%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8-H,-LL</text:p>
          </table:table-cell>
          <table:table-cell office:value-type="string">
            <text:p>18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4</text:p>
          </table:table-cell>
          <table:table-cell office:value-type="string">
            <text:p>27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8</text:p>
          </table:table-cell>
          <table:table-cell office:value-type="string">
            <text:p>47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9</text:p>
          </table:table-cell>
          <table:table-cell office:value-type="string">
            <text:p>470 0805 resistor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43</text:p>
          </table:table-cell>
          <table:table-cell office:value-type="string">
            <text:p>NTCLE100E3104JB0</text:p>
          </table:table-cell>
          <table:table-cell table:number-columns-repeated="1021"/>
        </table:table-row>
        <table:table-row table:style-name="ro5">
          <table:table-cell office:value-type="string">
            <text:p>R</text:p>
          </table:table-cell>
          <table:table-cell office:value-type="string">
            <text:p>R32-L</text:p>
          </table:table-cell>
          <table:table-cell office:value-type="string">
            <text:p>r47 1210 resistor</text:p>
          </table:table-cell>
          <table:table-cell table:number-columns-repeated="10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21:48:12</meta:creation-date>
    <dc:date>2014-03-16T21:53:46</dc:date>
    <meta:editing-duration>PT5H27M23S</meta:editing-duration>
    <meta:editing-cycles>33</meta:editing-cycles>
    <meta:generator>LibreOffice/3.5$Linux_X86_64 LibreOffice_project/350m1$Build-2</meta:generator>
    <meta:document-statistic meta:table-count="3" meta:cell-count="472" meta:object-count="0"/>
  </office:meta>
</office:document-meta>
</file>